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373b2f" style:font-size-asian="14pt" style:font-size-complex="14pt"/>
    </style:style>
    <style:style style:name="P6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8379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99d9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22b6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f785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73b2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4af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5a0b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637f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officeooo:rsid="000e927d" officeooo:paragraph-rsid="0034af07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officeooo:rsid="0034af07" officeooo:paragraph-rsid="0034af07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2c8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e8b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1ce44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3f785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4pt" officeooo:rsid="001da53f" officeooo:paragraph-rsid="0028379e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1ce44e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3f785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4pt" officeooo:rsid="003d112e" officeooo:paragraph-rsid="003d112e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c85da" officeooo:paragraph-rsid="000c85da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f9a01" officeooo:paragraph-rsid="000f9a01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1ce44e" officeooo:paragraph-rsid="00234591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2a7ab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Roboto" fo:font-size="14pt" style:text-underline-style="none" officeooo:rsid="000c85da" officeooo:paragraph-rsid="00322b69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299d9f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2c7271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34af07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299d9f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34af07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style:font-name="Roboto" fo:font-size="18pt" fo:font-weight="normal" officeooo:rsid="00299d9f" officeooo:paragraph-rsid="00299d9f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Roboto" fo:font-size="18pt" fo:font-weight="normal" officeooo:rsid="0018fbe9" officeooo:paragraph-rsid="0034af07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Roboto" fo:font-size="18pt" fo:font-weight="bold" officeooo:rsid="00299d9f" officeooo:paragraph-rsid="00299d9f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48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style:font-name="Roboto" fo:font-size="14pt" style:text-underline-style="solid" style:text-underline-width="auto" style:text-underline-color="font-color" officeooo:rsid="000c85da" officeooo:paragraph-rsid="00373b2f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0f9a01" officeooo:paragraph-rsid="000f9a0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43d18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2c8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e8b3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Roboto" fo:font-size="14pt" officeooo:rsid="0038e8b3" officeooo:paragraph-rsid="0038e8b3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Roboto" fo:font-size="14pt" officeooo:rsid="003b70b5" officeooo:paragraph-rsid="003b70b5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3f785d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43d188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43d188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3d188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3d188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3d188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Roboto" fo:font-size="14pt" officeooo:rsid="00299d9f" officeooo:paragraph-rsid="00299d9f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3f785d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43d188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2686c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3d188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Roboto" fo:font-size="14pt" style:text-underline-style="none" fo:font-weight="normal" officeooo:rsid="000c85da" officeooo:paragraph-rsid="00234591" style:font-size-asian="14pt" style:font-weight-asian="normal" style:font-size-complex="14pt" style:font-weight-complex="normal"/>
    </style:style>
    <style:style style:name="T1" style:family="text">
      <style:text-properties officeooo:rsid="000c85d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c85da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fbe9" style:font-weight-asian="bold" style:font-weight-complex="bold"/>
    </style:style>
    <style:style style:name="T6" style:family="text">
      <style:text-properties fo:font-weight="bold" officeooo:rsid="002c7271" style:font-weight-asian="bold" style:font-weight-complex="bold"/>
    </style:style>
    <style:style style:name="T7" style:family="text">
      <style:text-properties fo:font-weight="bold" officeooo:rsid="0034af07" style:font-weight-asian="bold" style:font-weight-complex="bold"/>
    </style:style>
    <style:style style:name="T8" style:family="text">
      <style:text-properties fo:font-weight="bold" officeooo:rsid="0044b891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82ecd"/>
    </style:style>
    <style:style style:name="T12" style:family="text">
      <style:text-properties style:text-underline-style="solid" style:text-underline-width="auto" style:text-underline-color="font-color" officeooo:rsid="000c85da"/>
    </style:style>
    <style:style style:name="T13" style:family="text">
      <style:text-properties style:text-underline-style="solid" style:text-underline-width="auto" style:text-underline-color="font-color" officeooo:rsid="0043d188"/>
    </style:style>
    <style:style style:name="T14" style:family="text">
      <style:text-properties style:text-underline-style="solid" style:text-underline-width="auto" style:text-underline-color="font-color" officeooo:rsid="0028379e"/>
    </style:style>
    <style:style style:name="T15" style:family="text">
      <style:text-properties officeooo:rsid="001293a1"/>
    </style:style>
    <style:style style:name="T16" style:family="text">
      <style:text-properties officeooo:rsid="00182ecd"/>
    </style:style>
    <style:style style:name="T17" style:family="text">
      <style:text-properties officeooo:rsid="0018fbe9"/>
    </style:style>
    <style:style style:name="T18" style:family="text">
      <style:text-properties officeooo:rsid="0021297a"/>
    </style:style>
    <style:style style:name="T19" style:family="text">
      <style:text-properties officeooo:rsid="0021ba9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34591" style:font-weight-asian="normal" style:font-weight-complex="normal"/>
    </style:style>
    <style:style style:name="T22" style:family="text">
      <style:text-properties fo:font-weight="normal" officeooo:rsid="00334beb" style:font-weight-asian="normal" style:font-weight-complex="normal"/>
    </style:style>
    <style:style style:name="T23" style:family="text">
      <style:text-properties fo:font-weight="normal" officeooo:rsid="0034af07" style:font-weight-asian="normal" style:font-weight-complex="normal"/>
    </style:style>
    <style:style style:name="T24" style:family="text">
      <style:text-properties fo:font-weight="normal" officeooo:rsid="003f785d" style:font-weight-asian="normal" style:font-weight-complex="normal"/>
    </style:style>
    <style:style style:name="T25" style:family="text">
      <style:text-properties fo:font-weight="normal" officeooo:rsid="0043d188" style:font-weight-asian="normal" style:font-weight-complex="normal"/>
    </style:style>
    <style:style style:name="T26" style:family="text">
      <style:text-properties officeooo:rsid="0028379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f785d"/>
    </style:style>
    <style:style style:name="T29" style:family="text">
      <style:text-properties officeooo:rsid="003276e8"/>
    </style:style>
    <style:style style:name="T30" style:family="text">
      <style:text-properties officeooo:rsid="00334beb"/>
    </style:style>
    <style:style style:name="T31" style:family="text">
      <style:text-properties officeooo:rsid="0034af07"/>
    </style:style>
    <style:style style:name="T32" style:family="text">
      <style:text-properties officeooo:rsid="003637fc"/>
    </style:style>
    <style:style style:name="T33" style:family="text">
      <style:text-properties officeooo:rsid="00373b2f"/>
    </style:style>
    <style:style style:name="T34" style:family="text">
      <style:text-properties officeooo:rsid="003aac54"/>
    </style:style>
    <style:style style:name="T35" style:family="text">
      <style:text-properties officeooo:rsid="003e071f"/>
    </style:style>
    <style:style style:name="T36" style:family="text">
      <style:text-properties officeooo:rsid="003f785d"/>
    </style:style>
    <style:style style:name="T37" style:family="text">
      <style:text-properties officeooo:rsid="0043d188"/>
    </style:style>
    <style:style style:name="T38" style:family="text">
      <style:text-properties officeooo:rsid="0044b8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pan text:style-name="T3">SPÉCIFICATIONS</text:span><text:span text:style-name="T2"> TECHNIQUES ET FONCTIONNELLES</text:span> </text:p>
      <text:p text:style-name="P2"><text:span text:style-name="T29">du </text:span>«<text:span text:style-name="T29">Data-Project 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9">Auteur :</text:span> </text:p>
      <text:p text:style-name="P4">Sylvie, <text:span text:style-name="T29">Laurent</text:span>, <text:span text:style-name="T15">Edains, </text:span>Francis, version 1.0</text:p>
      <text:p text:style-name="P4"/>
      <text:p text:style-name="P4"><text:span text:style-name="T9">Date :</text:span> </text:p>
      <text:p text:style-name="P4"><text:span text:style-name="T29">09/0</text:span>1/2018</text:p>
      <text:p text:style-name="P6"/>
      <text:p text:style-name="P47"><text:soft-page-break/></text:p>
      <text:p text:style-name="P47"/>
      <text:p text:style-name="P47">Table des matières</text:p>
      <text:p text:style-name="P4"/>
      <text:p text:style-name="P4"/>
      <text:p text:style-name="P4"/>
      <text:p text:style-name="P35"><text:span text:style-name="T4">1.</text:span> Historique du document</text:p>
      <text:p text:style-name="P35"/>
      <text:p text:style-name="P35"><text:span text:style-name="T4">2.</text:span> Présentation générale</text:p>
      <text:p text:style-name="P35"/>
      <text:p text:style-name="P35"><text:span text:style-name="T4">3. </text:span>Page <text:span text:style-name="T18">d’accueil </text:span>principale</text:p>
      <text:p text:style-name="P41"><text:tab/> </text:p>
      <text:p text:style-name="P37"><text:span text:style-name="T4">4.</text:span> <text:span text:style-name="T30">Page Inscription </text:span></text:p>
      <text:p text:style-name="P37"/>
      <text:p text:style-name="P46">5. <text:span text:style-name="T20">Page </text:span><text:span text:style-name="T23">P</text:span><text:span text:style-name="T22">rofil</text:span></text:p>
      <text:p text:style-name="P44"/>
      <text:p text:style-name="P43"><text:span text:style-name="T4">6.</text:span> Page <text:span text:style-name="T31">Produits</text:span></text:p>
      <text:p text:style-name="P40"/>
      <text:p text:style-name="P40"><text:span text:style-name="T6">7</text:span><text:span text:style-name="T4">. </text:span><text:span text:style-name="T22">Page </text:span><text:span text:style-name="T23">Catégories</text:span></text:p>
      <text:p text:style-name="P40"/>
      <text:p text:style-name="P45"><text:span text:style-name="T6">8</text:span><text:span text:style-name="T4">. </text:span><text:span text:style-name="T30">Page Listes</text:span></text:p>
      <text:p text:style-name="P45"/>
      <text:p text:style-name="P42"><text:span text:style-name="T7">9</text:span><text:span text:style-name="T4">.</text:span> Page <text:span text:style-name="T31">Caractéristiques du produit</text:span></text:p>
      <text:p text:style-name="P38"/>
      <text:p text:style-name="P37"><text:span text:style-name="T7">10</text:span><text:span text:style-name="T4">. </text:span><text:span text:style-name="T22">Page Menus</text:span></text:p>
      <text:p text:style-name="P39"/>
      <text:p text:style-name="P39"><text:span text:style-name="T7">1</text:span><text:span text:style-name="T8">1</text:span><text:span text:style-name="T4">. </text:span><text:span text:style-name="T21">Interface</text:span> <text:span text:style-name="T18">de connexion pour ajouter et modifier</text:span></text:p>
      <text:p text:style-name="P36"><text:tab/></text:p>
      <text:p text:style-name="P34"/>
      <text:p text:style-name="P34"/>
      <text:p text:style-name="P34"/>
      <text:p text:style-name="P34"/>
      <text:p text:style-name="P34"/>
      <text:p text:style-name="P49"><text:soft-page-break/></text:p>
      <text:p text:style-name="P29"><text:span text:style-name="T4">1.</text:span> Historique du document</text:p>
      <text:p text:style-name="P4"/>
      <text:p text:style-name="P7">Version : 1.0.0</text:p>
      <text:p text:style-name="P7">Nature des changements : Version initiale</text:p>
      <text:p text:style-name="P7">Rédacteurs : Sylvie, <text:span text:style-name="T31">Laurent</text:span>, <text:span text:style-name="T15">Edains </text:span>et Francis</text:p>
      <text:p text:style-name="P7">Date : <text:span text:style-name="T31">09</text:span> <text:span text:style-name="T31">janvier</text:span> 201<text:span text:style-name="T31">9</text:span></text:p>
      <text:p text:style-name="P7"/>
      <text:p text:style-name="P7"/>
      <text:p text:style-name="P5"><text:span text:style-name="T10">2.</text:span><text:span text:style-name="T9"> Présentation générale</text:span></text:p>
      <text:p text:style-name="P5"/>
      <text:p text:style-name="P13"><text:span text:style-name="T10">OBLIGATOIRE :</text:span> </text:p>
      <text:p text:style-name="P13"><text:tab/>- Mobile first</text:p>
      <text:p text:style-name="P13"><text:tab/>- Utilisation de Git / Github</text:p>
      <text:p text:style-name="P13"><text:tab/>- Travailler avec un tableau de taches</text:p>
      <text:p text:style-name="P13"><text:tab/>- 1 Release (réalisation) fonctionnelle à 16h45 <text:tab/>différent <text:tab/>chaque jour</text:p>
      <text:p text:style-name="P7"/>
      <text:p text:style-name="P51">Objectifs :</text:p>
      <text:p text:style-name="P51"/>
      <text:p text:style-name="P17">L’ objectif étant de <text:span text:style-name="T31">chercher un jeu de données libre et de l’intégrer à un site. (Utilisation d’une base de donnée et d’un script PHP)</text:span></text:p>
      <text:p text:style-name="P14"/>
      <text:p text:style-name="P18">Les étapes de conception seront à respecter : </text:p>
      <text:p text:style-name="P18"><text:tab/>- MCD / MLD / MPD</text:p>
      <text:p text:style-name="P18"><text:tab/>- Zoning, wireframe, mockup</text:p>
      <text:p text:style-name="P18"><text:tab/>- Organisation du code3</text:p>
      <text:p text:style-name="P18"><text:tab/>- Spécification techniques et fonctionnelles</text:p>
      <text:p text:style-name="P18"/>
      <text:p text:style-name="P18"/>
      <text:p text:style-name="P15">Langages utilisable : HTML, CSS, JS, PHP (sql) → MVC si orienté objet.</text:p>
      <text:p text:style-name="P15"/>
      <text:p text:style-name="P15">Frameworks autorisés : Jquerry, Boilerplate, Bootstrap, …</text:p>
      <text:p text:style-name="P15"/>
      <text:p text:style-name="P15">Pseudo langage : SASS, …</text:p>
      <text:p text:style-name="P15"/>
      <text:p text:style-name="P16">/!\ UI et UX <text:span text:style-name="T32">sont importantes</text:span></text:p>
      <text:p text:style-name="P16"/>
      <text:p text:style-name="P16"/>
      <text:p text:style-name="P52"/>
      <text:p text:style-name="P52"/>
      <text:p text:style-name="P52"/>
      <text:p text:style-name="P52"/>
      <text:p text:style-name="P52"><text:soft-page-break/></text:p>
      <text:p text:style-name="P30"><text:span text:style-name="T4">3.</text:span> Page <text:span text:style-name="T19">d’accueil </text:span>principale</text:p>
      <text:p text:style-name="P7"/>
      <text:p text:style-name="P7">La page principale du site se découpe en plusieurs zones. </text:p>
      <text:p text:style-name="P8">La police utilisée est  « <text:span text:style-name="T33">xxxxxxxxx ».</text:span></text:p>
      <text:p text:style-name="P19"><text:tab/></text:p>
      <text:p text:style-name="P19"><text:tab/><text:span text:style-name="T9">Zone 1 : Menu haut </text:span><text:span text:style-name="T13">(Header)</text:span></text:p>
      <text:p text:style-name="P19"><text:span text:style-name="T13"/></text:p>
      <text:p text:style-name="P21">Bloc contenant <text:span text:style-name="T26">un background-color : xxxxx</text:span></text:p>
      <text:p text:style-name="P54">A gauche le logo du site BIO miam, cliquable en tant que bouton « Accueil ».</text:p>
      <text:p text:style-name="P55">A droite le menu hamburger avec dans le dérouler les différentes pages : Accueil, Mon profil, Mes menus, Produits, Information nutritionnelles</text:p>
      <text:p text:style-name="P22"/>
      <text:p text:style-name="P28">Sous le menu hamburger indication de connexion / inscription qui pointe vers la <text:span text:style-name="T35">d’inscription ou de connexion</text:span></text:p>
      <text:p text:style-name="P22"/>
      <text:p text:style-name="P9"><text:tab/><text:span text:style-name="T11">Zone 2 : Bloc principal</text:span><text:span text:style-name="T16"> </text:span></text:p>
      <text:p text:style-name="P9"/>
      <text:p text:style-name="P56">Contenant 2 parties : </text:p>
      <text:p text:style-name="P9"/>
      <text:p text:style-name="P9"><text:tab/><text:span text:style-name="T34">Partie 1 : Background image </text:span></text:p>
      <text:p text:style-name="P9"/>
      <text:p text:style-name="P9"><text:tab/><text:span text:style-name="T34">Partie 2 : Background-color avec texte descriptif du site et de ses objectifs. Rappelant également le nutriscore. <text:s/></text:span></text:p>
      <text:p text:style-name="P25"/>
      <text:p text:style-name="P20"><text:tab/><text:span text:style-name="T9">Zone 4 : </text:span><text:span text:style-name="T14">Bloc bas de page </text:span><text:span text:style-name="T13">(footer)</text:span></text:p>
      <text:p text:style-name="P20"><text:span text:style-name="T13"/></text:p>
      <text:p text:style-name="P57">Contenant Mentions Légal et A propos </text:p>
      <text:p text:style-name="P7"/>
      <text:p text:style-name="P7"/>
      <text:p text:style-name="P31"><text:span text:style-name="T5">4.</text:span><text:span text:style-name="T17"> Page d’inscription</text:span></text:p>
      <text:p text:style-name="P33"><text:s/></text:p>
      <text:p text:style-name="P11"><text:span text:style-name="T27">La police utilisée est  « </text:span><text:span text:style-name="T28">xxxxxxxx ».</text:span></text:p>
      <text:p text:style-name="P23"/>
      <text:p text:style-name="P26"><text:tab/><text:span text:style-name="T12">Zone 1 :</text:span><text:span text:style-name="T1"> Menu haut identique, page principale </text:span></text:p>
      <text:p text:style-name="P26"/>
      <text:p text:style-name="P10"><text:tab/><text:span text:style-name="T11">Zone 2 :</text:span><text:span text:style-name="T16"> Fond du document, background-color « # »</text:span></text:p>
      <text:p text:style-name="P10"/>
      <text:p text:style-name="P10"><text:tab/><text:span text:style-name="T11">Zone 3 :</text:span><text:span text:style-name="T16"> Formulaire d’inscription </text:span></text:p>
      <text:p text:style-name="P62"><text:span text:style-name="T35">Contenant l</text:span>es champs texte à saisir : <text:span text:style-name="T36">Pseudo, Mot de passe, Confirmation du mot de passe, E mail, Nom, Prénom. </text:span></text:p>
      <text:p text:style-name="P62"/>
      <text:p text:style-name="P62"><text:soft-page-break/><text:span text:style-name="T36">Suivi d’un rappel que pour besoin journalier, il nous faut des informations complémentaire. </text:span></text:p>
      <text:p text:style-name="P62"/>
      <text:p text:style-name="P62"><text:span text:style-name="T36">Date de naissance, Genre, Taille, Poids, Activité et le bouton de validation « je m’inscris » afin de créer son profil.</text:span></text:p>
      <text:p text:style-name="P19"/>
      <text:p text:style-name="P67"/>
      <text:p text:style-name="P32">5. <text:span text:style-name="T20">Page </text:span><text:span text:style-name="T24">Mon profil</text:span></text:p>
      <text:p text:style-name="P11"><text:s/></text:p>
      <text:p text:style-name="P12"><text:span text:style-name="T27">La police utilisée est  « </text:span><text:span text:style-name="T28">xxxxxxxx ».</text:span></text:p>
      <text:p text:style-name="P24"/>
      <text:p text:style-name="P27"><text:tab/><text:span text:style-name="T12">Zone 1 :</text:span><text:span text:style-name="T1"> Menu haut identique, page principale </text:span></text:p>
      <text:p text:style-name="P27"/>
      <text:p text:style-name="P12"><text:tab/><text:span text:style-name="T11">Zone 2 :</text:span><text:span text:style-name="T16"> Fond du document, background-color « # »</text:span></text:p>
      <text:p text:style-name="P12"/>
      <text:p text:style-name="P12"><text:tab/><text:span text:style-name="T11">Zone 3 :</text:span><text:span text:style-name="T16"> Bloc profil complété avec les données utilisateur. </text:span></text:p>
      <text:p text:style-name="P58">Bouton de validation «Modifier mon compte» qui pointe sur la page d’inscription pré-rempli.</text:p>
      <text:p text:style-name="P68"><text:tab/></text:p>
      <text:p text:style-name="P70">Bouton de suppression «Supprimer mon compte» qui fait apparaître <text:s/>une demande de confirmation avec mot de passe <text:span text:style-name="T38">pour confirmer la suppression. Puis confirmation de la suppression par le message votre compte à bien été supprimer.</text:span></text:p>
      <text:p text:style-name="P72"/>
      <text:p text:style-name="P72"/>
      <text:p text:style-name="P53"><text:span text:style-name="T37">6</text:span>. <text:span text:style-name="T25">Mes menus</text:span></text:p>
      <text:p text:style-name="P64"><text:s/></text:p>
      <text:p text:style-name="P64"><text:span text:style-name="T27">La police utilisée est  « </text:span><text:span text:style-name="T28">xxxxxxxx ».</text:span></text:p>
      <text:p text:style-name="P65"/>
      <text:p text:style-name="P66"><text:tab/><text:span text:style-name="T12">Zone 1 :</text:span><text:span text:style-name="T1"> Menu haut identique, page principale </text:span></text:p>
      <text:p text:style-name="P66"/>
      <text:p text:style-name="P64"><text:tab/><text:span text:style-name="T11">Zone 2 :</text:span><text:span text:style-name="T16"> Fond du document, background-color « # »</text:span></text:p>
      <text:p text:style-name="P64"/>
      <text:p text:style-name="P64"><text:tab/><text:span text:style-name="T11">Zone 3 :</text:span><text:span text:style-name="T16"> Bloc profil complété avec les données utilisateur. </text:span></text:p>
      <text:p text:style-name="P59">Bouton de validation «Modifier mon compte» qui pointe sur la page d’inscription pré-rempli.</text:p>
      <text:p text:style-name="P69"><text:tab/></text:p>
      <text:p text:style-name="P71">Bouton de suppression «Supprimer mon compte» qui fait apparaître <text:s/>une demande de confirmation avec mot de passe.</text:p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53"><text:span text:style-name="T37">7</text:span>. <text:span text:style-name="T25">Produits</text:span></text:p>
      <text:p text:style-name="P64"><text:s/></text:p>
      <text:p text:style-name="P64"><text:span text:style-name="T27">La police utilisée est  « </text:span><text:span text:style-name="T28">xxxxxxxx ».</text:span></text:p>
      <text:p text:style-name="P65"/>
      <text:p text:style-name="P66"><text:tab/><text:span text:style-name="T12">Zone 1 :</text:span><text:span text:style-name="T1"> Menu haut identique, page principale </text:span></text:p>
      <text:p text:style-name="P66"/>
      <text:p text:style-name="P64"><text:tab/><text:span text:style-name="T11">Zone 2 :</text:span><text:span text:style-name="T16"> Fond du document, background-color « # »</text:span></text:p>
      <text:p text:style-name="P64"/>
      <text:p text:style-name="P64"><text:tab/><text:span text:style-name="T11">Zone 3 :</text:span><text:span text:style-name="T16"> Bloc profil complété avec les données utilisateur. </text:span></text:p>
      <text:p text:style-name="P59">Bouton de validation «Modifier mon compte» qui pointe sur la page d’inscription pré-rempli.</text:p>
      <text:p text:style-name="P69"><text:tab/></text:p>
      <text:p text:style-name="P71">Bouton de suppression «Supprimer mon compte» qui fait apparaître <text:s/>une demande de confirmation avec mot de passe.</text:p>
      <text:p text:style-name="P71"/>
      <text:p text:style-name="P71"/>
      <text:p text:style-name="P53"><text:span text:style-name="T37">8</text:span>. <text:span text:style-name="T37">Information nutritionnelles</text:span> </text:p>
      <text:p text:style-name="P64"><text:s/></text:p>
      <text:p text:style-name="P64"><text:span text:style-name="T27">La police utilisée est  « </text:span><text:span text:style-name="T28">xxxxxxxx ».</text:span></text:p>
      <text:p text:style-name="P65"/>
      <text:p text:style-name="P66"><text:tab/><text:span text:style-name="T12">Zone 1 :</text:span><text:span text:style-name="T1"> Menu haut identique, page principale </text:span></text:p>
      <text:p text:style-name="P66"/>
      <text:p text:style-name="P64"><text:tab/><text:span text:style-name="T11">Zone 2 :</text:span><text:span text:style-name="T16"> Fond du document, background-color « # »</text:span></text:p>
      <text:p text:style-name="P64"/>
      <text:p text:style-name="P64"><text:tab/><text:span text:style-name="T11">Zone 3 :</text:span><text:span text:style-name="T16"> Bloc profil complété avec les données utilisateur. </text:span></text:p>
      <text:p text:style-name="P59">Bouton de validation «Modifier mon compte» qui pointe sur la page d’inscription pré-rempli.</text:p>
      <text:p text:style-name="P69"><text:tab/></text:p>
      <text:p text:style-name="P71">Bouton de suppression «Supprimer mon compte» qui fait apparaître <text:s/>une demande de confirmation avec mot de p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9-01-11T12:17:22.375312115</dc:date>
    <meta:editing-duration>PT2H5M3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102" meta:word-count="713" meta:character-count="4331" meta:non-whitespace-character-count="3629"/>
  </office:meta>
</office:document-meta>
</file>